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Paragrafoelenco" style:list-style-name="LFO1" style:family="paragraph"/>
    <style:style style:name="P3" style:parent-style-name="Paragrafoelenco" style:list-style-name="LFO1" style:family="paragraph"/>
  </office:automatic-styles>
  <office:body>
    <office:text text:use-soft-page-breaks="true">
      <text:p text:style-name="P1">Funzioni base universali per ogni tabella:</text:p>
      <text:list text:style-name="LFO1" text:continue-numbering="true">
        <text:list-item>
          <text:p text:style-name="P2">Click sinistro: visualizza / modifica dati;</text:p>
        </text:list-item>
        <text:list-item>
          <text:p text:style-name="P3">Click destro: eliminazione;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e Venturin</meta:initial-creator>
    <dc:creator>Davide Venturin</dc:creator>
    <meta:creation-date>2021-02-13T10:30:00Z</meta:creation-date>
    <dc:date>2021-02-13T10:31:00Z</dc:date>
    <meta:template xlink:href="Normal" xlink:type="simple"/>
    <meta:editing-cycles>1</meta:editing-cycles>
    <meta:editing-duration>PT60S</meta:editing-duration>
    <meta:document-statistic meta:page-count="1" meta:paragraph-count="1" meta:word-count="17" meta:character-count="114" meta:row-count="1" meta:non-whitespace-character-count="98"/>
  </office:meta>
</office:document-meta>
</file>